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359.69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fffbcc"/>
      <style:text-properties style:use-window-font-color="true"/>
    </style:style>
    <style:style style:name="ce4" style:family="table-cell" style:parent-style-name="Default">
      <style:map style:condition="cell-content()=[.B2]" style:apply-style-name="Good" style:base-cell-address="Sheet1.C2"/>
    </style:style>
    <style:style style:name="ce5" style:family="table-cell" style:parent-style-name="Default">
      <style:map style:condition="cell-content()=[.B3]" style:apply-style-name="Good" style:base-cell-address="Sheet1.C3"/>
    </style:style>
    <style:style style:name="ce6" style:family="table-cell" style:parent-style-name="Default">
      <style:map style:condition="cell-content()=[.B4]" style:apply-style-name="Good" style:base-cell-address="Sheet1.C4"/>
    </style:style>
    <style:style style:name="ce7" style:family="table-cell" style:parent-style-name="Default">
      <style:table-cell-properties fo:background-color="#c2e0ae"/>
      <style:map style:condition="cell-content()=[.B5]" style:apply-style-name="Good" style:base-cell-address="Sheet1.C5"/>
    </style:style>
    <style:style style:name="ce8" style:family="table-cell" style:parent-style-name="Default">
      <style:map style:condition="cell-content()=[.B6]" style:apply-style-name="Good" style:base-cell-address="Sheet1.C6"/>
      <style:map style:condition="cell-content()!=[.B6]" style:apply-style-name="Bad" style:base-cell-address="Sheet1.C6"/>
    </style:style>
    <style:style style:name="ce9" style:family="table-cell" style:parent-style-name="Default">
      <style:map style:condition="cell-content()=[.B7]" style:apply-style-name="Good" style:base-cell-address="Sheet1.C7"/>
      <style:map style:condition="cell-content()!=[.B7]" style:apply-style-name="Bad" style:base-cell-address="Sheet1.C7"/>
    </style:style>
    <style:style style:name="ce29" style:family="table-cell" style:parent-style-name="Default">
      <style:table-cell-properties fo:background-color="transparent"/>
      <style:map style:condition="cell-content()=[.B8]" style:apply-style-name="Good" style:base-cell-address="Sheet1.C8"/>
    </style:style>
    <style:style style:name="ce11" style:family="table-cell" style:parent-style-name="Default">
      <style:table-cell-properties fo:background-color="#c2e0ae"/>
      <style:map style:condition="cell-content()=[.B9]" style:apply-style-name="Good" style:base-cell-address="Sheet1.C9"/>
    </style:style>
    <style:style style:name="ce12" style:family="table-cell" style:parent-style-name="Default">
      <style:table-cell-properties fo:background-color="#c2e0ae"/>
      <style:map style:condition="cell-content()=[.B10]" style:apply-style-name="Good" style:base-cell-address="Sheet1.C10"/>
    </style:style>
    <style:style style:name="ce13" style:family="table-cell" style:parent-style-name="Default">
      <style:table-cell-properties fo:background-color="#c2e0ae"/>
      <style:map style:condition="cell-content()=[.B11]" style:apply-style-name="Good" style:base-cell-address="Sheet1.C11"/>
    </style:style>
    <style:style style:name="ce14" style:family="table-cell" style:parent-style-name="Default">
      <style:table-cell-properties fo:background-color="#c2e0ae"/>
      <style:map style:condition="cell-content()=[.B12]" style:apply-style-name="Good" style:base-cell-address="Sheet1.C12"/>
    </style:style>
    <style:style style:name="ce15" style:family="table-cell" style:parent-style-name="Default">
      <style:table-cell-properties fo:background-color="#c2e0ae"/>
      <style:map style:condition="cell-content()=[.B13]" style:apply-style-name="Good" style:base-cell-address="Sheet1.C13"/>
    </style:style>
    <style:style style:name="ce16" style:family="table-cell" style:parent-style-name="Default">
      <style:map style:condition="cell-content()=[.B14]" style:apply-style-name="Good" style:base-cell-address="Sheet1.C14"/>
    </style:style>
    <style:style style:name="ce17" style:family="table-cell" style:parent-style-name="Default">
      <style:map style:condition="cell-content()=[.B15]" style:apply-style-name="Good" style:base-cell-address="Sheet1.C15"/>
    </style:style>
    <style:style style:name="ce18" style:family="table-cell" style:parent-style-name="Default">
      <style:map style:condition="cell-content()=[.B16]" style:apply-style-name="Good" style:base-cell-address="Sheet1.C16"/>
    </style:style>
    <style:style style:name="ce19" style:family="table-cell" style:parent-style-name="Default">
      <style:table-cell-properties fo:background-color="#c2e0ae"/>
      <style:map style:condition="cell-content()=[.B17]" style:apply-style-name="Good" style:base-cell-address="Sheet1.C17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39"/>
        <table:table-column table:style-name="co4" table:default-cell-style-name="ce39"/>
        <table:table-column table:style-name="co5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Predicted Sequence</text:p>
          </table:table-cell>
          <table:table-cell table:style-name="ce1" office:value-type="string" calcext:value-type="string">
            <text:p>Prediction without k</text:p>
          </table:table-cell>
          <table:table-cell table:style-name="ce1" office:value-type="string" calcext:value-type="string">
            <text:p>Prediction without c</text:p>
          </table:table-cell>
          <table:table-cell table:style-name="ce1" office:value-type="string" calcext:value-type="string">
            <text:p>Prediction without k + c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office:value-type="string" calcext:value-type="string">
            <text:p>p, m, s</text:p>
          </table:table-cell>
          <table:table-cell table:style-name="ce4" office:value-type="string" calcext:value-type="string">
            <text:p>m, p, s</text:p>
          </table:table-cell>
          <table:table-cell office:value-type="string" calcext:value-type="string">
            <text:p>s, m, p</text:p>
          </table:table-cell>
          <table:table-cell table:number-columns-repeated="2" office:value-type="string" calcext:value-type="string">
            <text:p>m, p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2">
          <table:table-cell office:value-type="string" calcext:value-type="string">
            <text:p>01_03</text:p>
          </table:table-cell>
          <table:table-cell office:value-type="string" calcext:value-type="string">
            <text:p>r, h, c, s, e</text:p>
          </table:table-cell>
          <table:table-cell table:style-name="ce5" office:value-type="string" calcext:value-type="string">
            <text:p>h, r, c, e, s</text:p>
          </table:table-cell>
          <table:table-cell table:number-columns-repeated="2" office:value-type="string" calcext:value-type="string">
            <text:p>h, r, c, e, s</text:p>
          </table:table-cell>
          <table:table-cell office:value-type="string" calcext:value-type="string">
            <text:p>h, c, e, r, s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2">
          <table:table-cell office:value-type="string" calcext:value-type="string">
            <text:p>01_05</text:p>
          </table:table-cell>
          <table:table-cell office:value-type="string" calcext:value-type="string">
            <text:p>p, b, h, s</text:p>
          </table:table-cell>
          <table:table-cell table:style-name="ce6" office:value-type="string" calcext:value-type="string">
            <text:p>h, b, p, s</text:p>
          </table:table-cell>
          <table:table-cell table:number-columns-repeated="2" office:value-type="string" calcext:value-type="string">
            <text:p>h, b, p, s</text:p>
          </table:table-cell>
          <table:table-cell office:value-type="string" calcext:value-type="string">
            <text:p>h, p, b, s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h, s, c, p</text:p>
          </table:table-cell>
          <table:table-cell table:style-name="ce7" office:value-type="string" calcext:value-type="string">
            <text:p>h, p, c, s</text:p>
          </table:table-cell>
          <table:table-cell office:value-type="string" calcext:value-type="string">
            <text:p>h, p, c, s</text:p>
          </table:table-cell>
          <table:table-cell office:value-type="string" calcext:value-type="string">
            <text:p>h, p, s, c</text:p>
          </table:table-cell>
          <table:table-cell office:value-type="string" calcext:value-type="string">
            <text:p>h, c, p, s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p, b, s</text:p>
          </table:table-cell>
          <table:table-cell table:style-name="ce8" office:value-type="string" calcext:value-type="string">
            <text:p>p, b, s</text:p>
          </table:table-cell>
          <table:table-cell office:value-type="string" calcext:value-type="string">
            <text:p>b, p, s</text:p>
          </table:table-cell>
          <table:table-cell office:value-type="string" calcext:value-type="string">
            <text:p>p, b, s</text:p>
          </table:table-cell>
          <table:table-cell office:value-type="string" calcext:value-type="string">
            <text:p>b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2">
          <table:table-cell office:value-type="string" calcext:value-type="string">
            <text:p>12_01</text:p>
          </table:table-cell>
          <table:table-cell office:value-type="string" calcext:value-type="string">
            <text:p>p, g, s</text:p>
          </table:table-cell>
          <table:table-cell table:style-name="ce9" office:value-type="string" calcext:value-type="string">
            <text:p>p, g, s</text:p>
          </table:table-cell>
          <table:table-cell office:value-type="string" calcext:value-type="string">
            <text:p>s, g, p</text:p>
          </table:table-cell>
          <table:table-cell office:value-type="string" calcext:value-type="string">
            <text:p>p, g, s</text:p>
          </table:table-cell>
          <table:table-cell office:value-type="string" calcext:value-type="string">
            <text:p>s, g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2">
          <table:table-cell office:value-type="string" calcext:value-type="string">
            <text:p>12_06</text:p>
          </table:table-cell>
          <table:table-cell office:value-type="string" calcext:value-type="string">
            <text:p>p, n, s, g, b</text:p>
          </table:table-cell>
          <table:table-cell table:style-name="ce29" office:value-type="string" calcext:value-type="string">
            <text:p>b, n, s, g, p</text:p>
          </table:table-cell>
          <table:table-cell office:value-type="string" calcext:value-type="string">
            <text:p>b, n, g, p, s</text:p>
          </table:table-cell>
          <table:table-cell office:value-type="string" calcext:value-type="string">
            <text:p>b, n, g, s, p</text:p>
          </table:table-cell>
          <table:table-cell office:value-type="string" calcext:value-type="string">
            <text:p>b, n, s, g, p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2">
          <table:table-cell office:value-type="string" calcext:value-type="string">
            <text:p>21_01</text:p>
          </table:table-cell>
          <table:table-cell office:value-type="string" calcext:value-type="string">
            <text:p>t, n, s, g, r, m, p</text:p>
          </table:table-cell>
          <table:table-cell table:style-name="ce11" office:value-type="string" calcext:value-type="string">
            <text:p>t, p, g, s, n, m, r</text:p>
          </table:table-cell>
          <table:table-cell office:value-type="string" calcext:value-type="string">
            <text:p>g, r, m, t, p, n, s</text:p>
          </table:table-cell>
          <table:table-cell office:value-type="string" calcext:value-type="string">
            <text:p>t, p, g, s, n, m, r</text:p>
          </table:table-cell>
          <table:table-cell office:value-type="string" calcext:value-type="string">
            <text:p>g, m, r, t, s, p, n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2">
          <table:table-cell office:value-type="string" calcext:value-type="string">
            <text:p>21_03</text:p>
          </table:table-cell>
          <table:table-cell office:value-type="string" calcext:value-type="string">
            <text:p>p, m, y, s</text:p>
          </table:table-cell>
          <table:table-cell table:style-name="ce12" office:value-type="string" calcext:value-type="string">
            <text:p>p, m, s, y</text:p>
          </table:table-cell>
          <table:table-cell office:value-type="string" calcext:value-type="string">
            <text:p>p, s, y, m</text:p>
          </table:table-cell>
          <table:table-cell office:value-type="string" calcext:value-type="string">
            <text:p>p, m, y, s</text:p>
          </table:table-cell>
          <table:table-cell office:value-type="string" calcext:value-type="string">
            <text:p>p, y, s, m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2">
          <table:table-cell office:value-type="string" calcext:value-type="string">
            <text:p>21_04</text:p>
          </table:table-cell>
          <table:table-cell office:value-type="string" calcext:value-type="string">
            <text:p>n, f, p, y, m, b, s</text:p>
          </table:table-cell>
          <table:table-cell table:style-name="ce13" office:value-type="string" calcext:value-type="string">
            <text:p>n, y, p, b, m, f, s</text:p>
          </table:table-cell>
          <table:table-cell office:value-type="string" calcext:value-type="string">
            <text:p>p, y, s, m, b, f, n</text:p>
          </table:table-cell>
          <table:table-cell office:value-type="string" calcext:value-type="string">
            <text:p>n, y, p, b, m, f, s</text:p>
          </table:table-cell>
          <table:table-cell office:value-type="string" calcext:value-type="string">
            <text:p>p, y, f, b, m, s, n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2">
          <table:table-cell office:value-type="string" calcext:value-type="string">
            <text:p>22_12</text:p>
          </table:table-cell>
          <table:table-cell office:value-type="string" calcext:value-type="string">
            <text:p>m, c, b, a, t, p</text:p>
          </table:table-cell>
          <table:table-cell table:style-name="ce14" office:value-type="string" calcext:value-type="string">
            <text:p>m, p, t, a, b, c</text:p>
          </table:table-cell>
          <table:table-cell office:value-type="string" calcext:value-type="string">
            <text:p>t, a, p, m, b, c</text:p>
          </table:table-cell>
          <table:table-cell office:value-type="string" calcext:value-type="string">
            <text:p>m, p, a, t, b, c</text:p>
          </table:table-cell>
          <table:table-cell office:value-type="string" calcext:value-type="string">
            <text:p>b, t, a, p, p, c</text:p>
          </table:table-cell>
          <table:table-cell table:formula="of:=1/FACT(6)" office:value-type="percentage" office:value="0.00138888888888889" calcext:value-type="percentage">
            <text:p>0.14%</text:p>
          </table:table-cell>
          <table:table-cell table:formula="of:=1/6" office:value-type="percentage" office:value="0.166666666666667" calcext:value-type="percentage">
            <text:p>16.67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2">
          <table:table-cell office:value-type="string" calcext:value-type="string">
            <text:p>22_16</text:p>
          </table:table-cell>
          <table:table-cell office:value-type="string" calcext:value-type="string">
            <text:p>p, c, s, b, a, o, w, e, g</text:p>
          </table:table-cell>
          <table:table-cell table:style-name="ce15" office:value-type="string" calcext:value-type="string">
            <text:p>p, a, s, c, o, b, e, w, g</text:p>
          </table:table-cell>
          <table:table-cell office:value-type="string" calcext:value-type="string">
            <text:p>p, a, s, c, o, b, e, w, g</text:p>
          </table:table-cell>
          <table:table-cell office:value-type="string" calcext:value-type="string">
            <text:p>p, e, w, c, s, a, o, w, b</text:p>
          </table:table-cell>
          <table:table-cell/>
          <table:table-cell table:formula="of:=1/FACT(9)" office:value-type="percentage" office:value="0.00000275573192239859" calcext:value-type="percentage">
            <text:p>0.00%</text:p>
          </table:table-cell>
          <table:table-cell table:formula="of:=1/10" office:value-type="percentage" office:value="0.1" calcext:value-type="percentage">
            <text:p>1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2">
          <table:table-cell office:value-type="string" calcext:value-type="string">
            <text:p>24_02</text:p>
          </table:table-cell>
          <table:table-cell table:style-name="ce2" office:value-type="string" calcext:value-type="string">
            <text:p>a, w, g, p, s</text:p>
          </table:table-cell>
          <table:table-cell table:style-name="ce16" office:value-type="string" calcext:value-type="string">
            <text:p>p, g, a, w, s</text:p>
          </table:table-cell>
          <table:table-cell office:value-type="string" calcext:value-type="string">
            <text:p>p, g, a, w, s</text:p>
          </table:table-cell>
          <table:table-cell office:value-type="string" calcext:value-type="string">
            <text:p>a, s, w, g, p</text:p>
          </table:table-cell>
          <table:table-cell office:value-type="string" calcext:value-type="string">
            <text:p>p, s, w, g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2">
          <table:table-cell office:value-type="string" calcext:value-type="string">
            <text:p>24_04</text:p>
          </table:table-cell>
          <table:table-cell office:value-type="string" calcext:value-type="string">
            <text:p>p, c</text:p>
          </table:table-cell>
          <table:table-cell table:style-name="ce17" office:value-type="string" calcext:value-type="string">
            <text:p>p, c</text:p>
          </table:table-cell>
          <table:table-cell office:value-type="string" calcext:value-type="string">
            <text:p>c, p</text:p>
          </table:table-cell>
          <table:table-cell office:value-type="string" calcext:value-type="string">
            <text:p>p, c</text:p>
          </table:table-cell>
          <table:table-cell office:value-type="string" calcext:value-type="string">
            <text:p>c, p</text:p>
          </table:table-cell>
          <table:table-cell table:formula="of:=1/FACT(2)" office:value-type="percentage" office:value="0.5" calcext:value-type="percentage">
            <text:p>50.00%</text:p>
          </table:table-cell>
          <table:table-cell table:formula="of:=1/2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2">
          <table:table-cell office:value-type="string" calcext:value-type="string">
            <text:p>24_05</text:p>
          </table:table-cell>
          <table:table-cell table:style-name="ce3" office:value-type="string" calcext:value-type="string">
            <text:p>g, s, w, a, p</text:p>
          </table:table-cell>
          <table:table-cell table:style-name="ce18" office:value-type="string" calcext:value-type="string">
            <text:p>p, g, w, s, a</text:p>
          </table:table-cell>
          <table:table-cell office:value-type="string" calcext:value-type="string">
            <text:p>a, g, w, s, p</text:p>
          </table:table-cell>
          <table:table-cell office:value-type="string" calcext:value-type="string">
            <text:p>p, g, w, s, a</text:p>
          </table:table-cell>
          <table:table-cell office:value-type="string" calcext:value-type="string">
            <text:p>p, s, w, g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2">
          <table:table-cell office:value-type="string" calcext:value-type="string">
            <text:p>26_11</text:p>
          </table:table-cell>
          <table:table-cell office:value-type="string" calcext:value-type="string">
            <text:p>p, s, g, c, t</text:p>
          </table:table-cell>
          <table:table-cell table:style-name="ce19" office:value-type="string" calcext:value-type="string">
            <text:p>p, s, t, g, c</text:p>
          </table:table-cell>
          <table:table-cell office:value-type="string" calcext:value-type="string">
            <text:p>p, s, t, g, c</text:p>
          </table:table-cell>
          <table:table-cell office:value-type="string" calcext:value-type="string">
            <text:p>p, t, s, c, g</text:p>
          </table:table-cell>
          <table:table-cell office:value-type="string" calcext:value-type="string">
            <text:p>p, s, t, g, c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2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accuracy</text:p>
          </table:table-cell>
          <table:table-cell table:number-columns-repeated="3"/>
          <table:table-cell table:style-name="Default" office:value-type="string" calcext:value-type="string">
            <text:p>average probability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ce40" table:formula="of:=11/16" office:value-type="percentage" office:value="0.6875" calcext:value-type="percentage">
            <text:p>68.75%</text:p>
          </table:table-cell>
          <table:table-cell table:style-name="ce40" table:number-columns-repeated="3"/>
          <table:table-cell table:formula="of:=SUM([.G2:.G17])/16" office:value-type="percentage" office:value="0.073028446042769" calcext:value-type="percentage">
            <text:p>7.30%</text:p>
          </table:table-cell>
          <table:table-cell table:number-columns-repeated="2"/>
        </table:table-row>
        <calcext:conditional-formats>
          <calcext:conditional-format calcext:target-range-address="Sheet1.C6:Sheet1.C6">
            <calcext:condition calcext:apply-style-name="Good" calcext:value="=[.B6]" calcext:base-cell-address="Sheet1.C6"/>
            <calcext:condition calcext:apply-style-name="Bad" calcext:value="!=[.B6]" calcext:base-cell-address="Sheet1.C6"/>
          </calcext:conditional-format>
          <calcext:conditional-format calcext:target-range-address="Sheet1.C7:Sheet1.C7">
            <calcext:condition calcext:apply-style-name="Good" calcext:value="=[.B7]" calcext:base-cell-address="Sheet1.C7"/>
            <calcext:condition calcext:apply-style-name="Bad" calcext:value="!=[.B7]" calcext:base-cell-address="Sheet1.C7"/>
          </calcext:conditional-format>
          <calcext:conditional-format calcext:target-range-address="Sheet1.C8:Sheet1.C8">
            <calcext:condition calcext:apply-style-name="Good" calcext:value="=[.B8]" calcext:base-cell-address="Sheet1.C8"/>
          </calcext:conditional-format>
          <calcext:conditional-format calcext:target-range-address="Sheet1.C9:Sheet1.C9">
            <calcext:condition calcext:apply-style-name="Good" calcext:value="=[.B9]" calcext:base-cell-address="Sheet1.C9"/>
          </calcext:conditional-format>
          <calcext:conditional-format calcext:target-range-address="Sheet1.C10:Sheet1.C10">
            <calcext:condition calcext:apply-style-name="Good" calcext:value="=[.B10]" calcext:base-cell-address="Sheet1.C10"/>
          </calcext:conditional-format>
          <calcext:conditional-format calcext:target-range-address="Sheet1.C11:Sheet1.C11">
            <calcext:condition calcext:apply-style-name="Good" calcext:value="=[.B11]" calcext:base-cell-address="Sheet1.C11"/>
          </calcext:conditional-format>
          <calcext:conditional-format calcext:target-range-address="Sheet1.C12:Sheet1.C12">
            <calcext:condition calcext:apply-style-name="Good" calcext:value="=[.B12]" calcext:base-cell-address="Sheet1.C12"/>
          </calcext:conditional-format>
          <calcext:conditional-format calcext:target-range-address="Sheet1.C13:Sheet1.C13">
            <calcext:condition calcext:apply-style-name="Good" calcext:value="=[.B13]" calcext:base-cell-address="Sheet1.C13"/>
          </calcext:conditional-format>
          <calcext:conditional-format calcext:target-range-address="Sheet1.C14:Sheet1.C14">
            <calcext:condition calcext:apply-style-name="Good" calcext:value="=[.B14]" calcext:base-cell-address="Sheet1.C14"/>
          </calcext:conditional-format>
          <calcext:conditional-format calcext:target-range-address="Sheet1.C15:Sheet1.C15">
            <calcext:condition calcext:apply-style-name="Good" calcext:value="=[.B15]" calcext:base-cell-address="Sheet1.C15"/>
          </calcext:conditional-format>
          <calcext:conditional-format calcext:target-range-address="Sheet1.C16:Sheet1.C16">
            <calcext:condition calcext:apply-style-name="Good" calcext:value="=[.B16]" calcext:base-cell-address="Sheet1.C16"/>
          </calcext:conditional-format>
          <calcext:conditional-format calcext:target-range-address="Sheet1.C17:Sheet1.C17">
            <calcext:condition calcext:apply-style-name="Good" calcext:value="=[.B17]" calcext:base-cell-address="Sheet1.C17"/>
          </calcext:conditional-format>
          <calcext:conditional-format calcext:target-range-address="Sheet1.C3:Sheet1.C3">
            <calcext:condition calcext:apply-style-name="Good" calcext:value="=[.B3]" calcext:base-cell-address="Sheet1.C3"/>
          </calcext:conditional-format>
          <calcext:conditional-format calcext:target-range-address="Sheet1.C4:Sheet1.C4">
            <calcext:condition calcext:apply-style-name="Good" calcext:value="=[.B4]" calcext:base-cell-address="Sheet1.C4"/>
          </calcext:conditional-format>
          <calcext:conditional-format calcext:target-range-address="Sheet1.C5:Sheet1.C5">
            <calcext:condition calcext:apply-style-name="Good" calcext:value="=[.B5]" calcext:base-cell-address="Sheet1.C5"/>
          </calcext:conditional-format>
          <calcext:conditional-format calcext:target-range-address="Sheet1.C2:Sheet1.C2">
            <calcext:condition calcext:apply-style-name="Good" calcext:value="=[.B2]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C2:Sheet1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1:23:55.347351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2T11:55:16.481376923</dc:date>
    <meta:editing-duration>PT8H25M39S</meta:editing-duration>
    <meta:editing-cycles>15</meta:editing-cycles>
    <meta:generator>LibreOffice/6.0.7.3$Linux_X86_64 LibreOffice_project/00m0$Build-3</meta:generator>
    <meta:document-statistic meta:table-count="1" meta:cell-count="156" meta:object-count="0"/>
  </office:meta>
</office:document-meta>
</file>